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11111" draw:marker-start-width="0.242cm" draw:marker-end-width="0.242cm" draw:fill-color="#ffffff" draw:textarea-horizontal-align="justify" draw:textarea-vertical-align="middle" draw:auto-grow-height="false" fo:min-height="0.924cm" fo:min-width="5.836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111111" draw:marker-start-width="0.242cm" draw:marker-end-width="0.242cm" draw:fill-color="#ffffff" draw:textarea-horizontal-align="justify" draw:textarea-vertical-align="middle" draw:auto-grow-height="false" fo:min-height="1.223cm" fo:min-width="2.81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11111" draw:marker-start-width="0.242cm" draw:marker-end-width="0.242cm" draw:fill-color="#ffffff" draw:textarea-horizontal-align="justify" draw:textarea-vertical-align="middle" draw:auto-grow-height="false" fo:min-height="0.648cm" fo:min-width="3.701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1.022cm" fo:min-width="4.972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CMU Sans Serif" fo:font-size="14pt"/>
    </style:style>
    <style:style style:name="P2" style:family="paragraph">
      <loext:graphic-properties draw:fill-color="#ffffff"/>
      <style:paragraph-properties fo:text-align="center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MU Sans Serif" fo:font-size="14pt"/>
    </style:style>
    <style:style style:name="P5" style:family="paragraph">
      <loext:graphic-properties draw:fill="none" draw:fill-color="#ffffff"/>
      <style:text-properties style:font-name="CMU Sans Serif" fo:font-size="14pt"/>
    </style:style>
    <style:style style:name="P6" style:family="paragraph">
      <loext:graphic-properties draw:fill="none"/>
      <style:paragraph-properties fo:text-align="center"/>
      <style:text-properties style:font-name="CMU Sans Serif" fo:font-size="14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cm" svg:height="1.7cm" svg:x="3cm" svg:y="0.4cm">
          <text:p text:style-name="P1"><text:span text:style-name="T1">Online Newspaper </text:span><text:span text:style-name="T1">Arch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5.2cm" svg:x2="4.351cm" svg:y2="2.2cm">
          <text:p/>
        </draw:line>
        <draw:frame draw:style-name="gr3" draw:text-style-name="P5" draw:layer="layout" svg:width="3.652cm" svg:height="0.819cm" svg:x="0.525cm" svg:y="3.401cm">
          <draw:text-box>
            <text:p text:style-name="P4">HTTP Request</text:p>
          </draw:text-box>
        </draw:frame>
        <draw:line draw:style-name="gr2" draw:text-style-name="P3" draw:layer="layout" svg:x1="10.152cm" svg:y1="2.207cm" svg:x2="10.151cm" svg:y2="5.207cm">
          <text:p/>
        </draw:line>
        <draw:frame draw:style-name="gr3" draw:text-style-name="P5" draw:layer="layout" svg:width="3.927cm" svg:height="0.819cm" svg:x="10.325cm" svg:y="3.402cm">
          <draw:text-box>
            <text:p text:style-name="P4">HTTP Response</text:p>
          </draw:text-box>
        </draw:frame>
        <draw:custom-shape draw:style-name="gr4" draw:text-style-name="P2" draw:layer="layout" svg:width="5.5cm" svg:height="1.5cm" svg:x="1.5cm" svg:y="5.5cm">
          <text:p text:style-name="P1">Query Ter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layer="layout" svg:width="5.5cm" svg:height="1.5cm" svg:x="7.601cm" svg:y="5.501cm">
          <text:p text:style-name="P1">JSON Docum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4.2cm" svg:height="1.7cm" svg:x="8cm" svg:y="10.4cm">
          <text:p text:style-name="P1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10.152cm" svg:y1="7.2cm" svg:x2="10.151cm" svg:y2="10.2cm">
          <text:p/>
        </draw:line>
        <draw:frame draw:style-name="gr3" draw:text-style-name="P5" draw:layer="layout" svg:width="3.69cm" svg:height="0.819cm" svg:x="10.326cm" svg:y="8.303cm">
          <draw:text-box>
            <text:p text:style-name="P4">Parse &amp; Import</text:p>
          </draw:text-box>
        </draw:frame>
        <draw:custom-shape draw:style-name="gr6" draw:text-style-name="P6" draw:layer="layout" svg:width="5.5cm" svg:height="1.3cm" svg:x="2.1cm" svg:y="13.6cm">
          <text:p text:style-name="P1">Sentiment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5cm" svg:height="1.3cm" svg:x="12.5cm" svg:y="13.6cm">
          <text:p text:style-name="P1">Simple Topic Model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10.152cm" svg:y1="12.393cm" svg:x2="10.151cm" svg:y2="14.193cm">
          <text:p/>
        </draw:line>
        <draw:line draw:style-name="gr2" draw:text-style-name="P3" draw:layer="layout" svg:x1="10.15cm" svg:y1="14.2cm" svg:x2="12.05cm" svg:y2="14.2cm">
          <text:p/>
        </draw:line>
        <draw:line draw:style-name="gr2" draw:text-style-name="P3" draw:layer="layout" svg:x1="10.143cm" svg:y1="14.2cm" svg:x2="8.243cm" svg:y2="14.2cm">
          <text:p/>
        </draw:line>
        <draw:frame draw:style-name="gr3" draw:text-style-name="P5" draw:layer="layout" svg:width="5.125cm" svg:height="0.819cm" svg:x="10.3cm" svg:y="12.4cm">
          <draw:text-box>
            <text:p text:style-name="P4">Select relevant artic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0:37:37.103903492</meta:creation-date>
    <dc:date>2017-02-23T11:14:06.319054483</dc:date>
    <meta:editing-duration>PT5M27S</meta:editing-duration>
    <meta:editing-cycles>2</meta:editing-cycles>
    <meta:generator>LibreOffice/5.1.4.2$Linux_X86_64 LibreOffice_project/10m0$Build-2</meta:generator>
    <meta:document-statistic meta:object-count="16"/>
  </office:meta>
</office:document-meta>
</file>